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869cm" svg:y="0.523cm">
            <draw:object draw:notify-on-update-of-ranges="Sheet1.A2:Sheet1.A191 Sheet1.B2:Sheet1.B1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formula="of:=[.A2]-2" office:value-type="float" office:value="318" calcext:value-type="float">
            <text:p>318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formula="of:=[.A3]-2" office:value-type="float" office:value="316" calcext:value-type="float">
            <text:p>316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formula="of:=[.A4]-2" office:value-type="float" office:value="314" calcext:value-type="float">
            <text:p>314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formula="of:=[.A5]-2" office:value-type="float" office:value="312" calcext:value-type="float">
            <text:p>312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formula="of:=[.A6]-2"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7]-2" office:value-type="float" office:value="308" calcext:value-type="float">
            <text:p>308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8]-2"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9]-2" office:value-type="float" office:value="304" calcext:value-type="float">
            <text:p>30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10]-2"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11]-2"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12]-2"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formula="of:=[.A13]-2"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14]-2"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15]-2"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[.A16]-2"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17]-2" office:value-type="float" office:value="288" calcext:value-type="float">
            <text:p>288</text:p>
          </table:table-cell>
          <table:table-cell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table:formula="of:=[.A18]-2" office:value-type="float" office:value="286" calcext:value-type="float">
            <text:p>286</text:p>
          </table:table-cell>
          <table:table-cell office:value-type="float" office:value="-3" calcext:value-type="float">
            <text:p>-3</text:p>
          </table:table-cell>
          <table:table-cell table:number-columns-repeated="11"/>
        </table:table-row>
        <table:table-row table:style-name="ro1">
          <table:table-cell table:formula="of:=[.A19]-2" office:value-type="float" office:value="284" calcext:value-type="float">
            <text:p>284</text:p>
          </table:table-cell>
          <table:table-cell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table:formula="of:=[.A20]-2" office:value-type="float" office:value="282" calcext:value-type="float">
            <text:p>282</text:p>
          </table:table-cell>
          <table:table-cell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table:formula="of:=[.A21]-2" office:value-type="float" office:value="280" calcext:value-type="float">
            <text:p>280</text:p>
          </table:table-cell>
          <table:table-cell office:value-type="float" office:value="-8" calcext:value-type="float">
            <text:p>-8</text:p>
          </table:table-cell>
          <table:table-cell table:number-columns-repeated="11"/>
        </table:table-row>
        <table:table-row table:style-name="ro1">
          <table:table-cell table:formula="of:=[.A22]-2" office:value-type="float" office:value="278" calcext:value-type="float">
            <text:p>278</text:p>
          </table:table-cell>
          <table:table-cell office:value-type="float" office:value="-9" calcext:value-type="float">
            <text:p>-9</text:p>
          </table:table-cell>
          <table:table-cell table:number-columns-repeated="11"/>
        </table:table-row>
        <table:table-row table:style-name="ro1">
          <table:table-cell table:formula="of:=[.A23]-2" office:value-type="float" office:value="276" calcext:value-type="float">
            <text:p>276</text:p>
          </table:table-cell>
          <table:table-cell office:value-type="float" office:value="-10" calcext:value-type="float">
            <text:p>-10</text:p>
          </table:table-cell>
          <table:table-cell table:number-columns-repeated="11"/>
        </table:table-row>
        <table:table-row table:style-name="ro1">
          <table:table-cell table:formula="of:=[.A24]-2" office:value-type="float" office:value="274" calcext:value-type="float">
            <text:p>274</text:p>
          </table:table-cell>
          <table:table-cell office:value-type="float" office:value="-11" calcext:value-type="float">
            <text:p>-11</text:p>
          </table:table-cell>
          <table:table-cell table:number-columns-repeated="11"/>
        </table:table-row>
        <table:table-row table:style-name="ro1">
          <table:table-cell table:formula="of:=[.A25]-2" office:value-type="float" office:value="272" calcext:value-type="float">
            <text:p>272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table:formula="of:=[.A26]-2" office:value-type="float" office:value="270" calcext:value-type="float">
            <text:p>270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table:formula="of:=[.A27]-2" office:value-type="float" office:value="268" calcext:value-type="float">
            <text:p>268</text:p>
          </table:table-cell>
          <table:table-cell office:value-type="float" office:value="-14" calcext:value-type="float">
            <text:p>-14</text:p>
          </table:table-cell>
          <table:table-cell table:number-columns-repeated="11"/>
        </table:table-row>
        <table:table-row table:style-name="ro1">
          <table:table-cell table:formula="of:=[.A28]-2" office:value-type="float" office:value="266" calcext:value-type="float">
            <text:p>266</text:p>
          </table:table-cell>
          <table:table-cell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 table:formula="of:=[.A29]-2" office:value-type="float" office:value="264" calcext:value-type="float">
            <text:p>264</text:p>
          </table:table-cell>
          <table:table-cell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 table:formula="of:=[.A30]-2" office:value-type="float" office:value="262" calcext:value-type="float">
            <text:p>262</text:p>
          </table:table-cell>
          <table:table-cell office:value-type="float" office:value="-16" calcext:value-type="float">
            <text:p>-16</text:p>
          </table:table-cell>
          <table:table-cell table:number-columns-repeated="11"/>
        </table:table-row>
        <table:table-row table:style-name="ro1">
          <table:table-cell table:formula="of:=[.A31]-2" office:value-type="float" office:value="260" calcext:value-type="float">
            <text:p>260</text:p>
          </table:table-cell>
          <table:table-cell office:value-type="float" office:value="-16" calcext:value-type="float">
            <text:p>-16</text:p>
          </table:table-cell>
          <table:table-cell table:number-columns-repeated="11"/>
        </table:table-row>
        <table:table-row table:style-name="ro1">
          <table:table-cell table:formula="of:=[.A32]-2" office:value-type="float" office:value="258" calcext:value-type="float">
            <text:p>258</text:p>
          </table:table-cell>
          <table:table-cell office:value-type="float" office:value="-16" calcext:value-type="float">
            <text:p>-16</text:p>
          </table:table-cell>
          <table:table-cell table:number-columns-repeated="11"/>
        </table:table-row>
        <table:table-row table:style-name="ro1">
          <table:table-cell table:formula="of:=[.A33]-2" office:value-type="float" office:value="256" calcext:value-type="float">
            <text:p>256</text:p>
          </table:table-cell>
          <table:table-cell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 table:formula="of:=[.A34]-2" office:value-type="float" office:value="254" calcext:value-type="float">
            <text:p>254</text:p>
          </table:table-cell>
          <table:table-cell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 table:formula="of:=[.A35]-2" office:value-type="float" office:value="252" calcext:value-type="float">
            <text:p>252</text:p>
          </table:table-cell>
          <table:table-cell office:value-type="float" office:value="-14" calcext:value-type="float">
            <text:p>-14</text:p>
          </table:table-cell>
          <table:table-cell table:number-columns-repeated="11"/>
        </table:table-row>
        <table:table-row table:style-name="ro1">
          <table:table-cell table:formula="of:=[.A36]-2" office:value-type="float" office:value="250" calcext:value-type="float">
            <text:p>250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table:formula="of:=[.A37]-2" office:value-type="float" office:value="248" calcext:value-type="float">
            <text:p>248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table:formula="of:=[.A38]-2" office:value-type="float" office:value="246" calcext:value-type="float">
            <text:p>246</text:p>
          </table:table-cell>
          <table:table-cell office:value-type="float" office:value="-11" calcext:value-type="float">
            <text:p>-11</text:p>
          </table:table-cell>
          <table:table-cell table:number-columns-repeated="11"/>
        </table:table-row>
        <table:table-row table:style-name="ro1">
          <table:table-cell table:formula="of:=[.A39]-2" office:value-type="float" office:value="244" calcext:value-type="float">
            <text:p>244</text:p>
          </table:table-cell>
          <table:table-cell office:value-type="float" office:value="-10" calcext:value-type="float">
            <text:p>-10</text:p>
          </table:table-cell>
          <table:table-cell table:number-columns-repeated="11"/>
        </table:table-row>
        <table:table-row table:style-name="ro1">
          <table:table-cell table:formula="of:=[.A40]-2" office:value-type="float" office:value="242" calcext:value-type="float">
            <text:p>242</text:p>
          </table:table-cell>
          <table:table-cell office:value-type="float" office:value="-9" calcext:value-type="float">
            <text:p>-9</text:p>
          </table:table-cell>
          <table:table-cell table:number-columns-repeated="11"/>
        </table:table-row>
        <table:table-row table:style-name="ro1">
          <table:table-cell table:formula="of:=[.A41]-2" office:value-type="float" office:value="240" calcext:value-type="float">
            <text:p>24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string" calcext:value-type="string">
            <text:p>Quarter circle</text:p>
          </table:table-cell>
          <table:table-cell office:value-type="string" calcext:value-type="string">
            <text:p>sqrt(2*r*x-x*x)</text:p>
          </table:table-cell>
          <table:table-cell table:number-columns-repeated="6"/>
        </table:table-row>
        <table:table-row table:style-name="ro1">
          <table:table-cell table:formula="of:=[.A42]-2" office:value-type="float" office:value="238" calcext:value-type="float">
            <text:p>238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 rounded</text:p>
          </table:table-cell>
          <table:table-cell table:number-columns-repeated="5"/>
        </table:table-row>
        <table:table-row table:style-name="ro1">
          <table:table-cell table:formula="of:=[.A43]-2" office:value-type="float" office:value="236" calcext:value-type="float">
            <text:p>236</text:p>
          </table:table-cell>
          <table:table-cell office:value-type="float" office:value="-5" calcext:value-type="float">
            <text:p>-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QRT(32*[.F44]-[.F44]*[.F44])" office:value-type="float" office:value="5.56776436283002" calcext:value-type="float">
            <text:p>5,56776436283002</text:p>
          </table:table-cell>
          <table:table-cell table:formula="of:=ROUND([.G44];0)" office:value-type="float" office:value="6" calcext:value-type="float">
            <text:p>6</text:p>
          </table:table-cell>
          <table:table-cell/>
          <table:table-cell office:value-type="float" office:value="0.1" calcext:value-type="float">
            <text:p>0,1</text:p>
          </table:table-cell>
          <table:table-cell table:formula="of:=SIN([.J44])" office:value-type="float" office:value="0.0998334166468282" calcext:value-type="float">
            <text:p>0,0998334166468282</text:p>
          </table:table-cell>
          <table:table-cell table:formula="of:=[.K44]*16" office:value-type="float" office:value="1.59733466634925" calcext:value-type="float">
            <text:p>1,59733466634925</text:p>
          </table:table-cell>
          <table:table-cell table:formula="of:=ROUND([.L44];0)" office:value-type="float" office:value="2" calcext:value-type="float">
            <text:p>2</text:p>
          </table:table-cell>
        </table:table-row>
        <table:table-row table:style-name="ro1">
          <table:table-cell table:formula="of:=[.A44]-2" office:value-type="float" office:value="234" calcext:value-type="float">
            <text:p>234</text:p>
          </table:table-cell>
          <table:table-cell office:value-type="float" office:value="-3" calcext:value-type="float">
            <text:p>-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SQRT(32*[.F45]-[.F45]*[.F45])" office:value-type="float" office:value="7.74596669241483" calcext:value-type="float">
            <text:p>7,74596669241483</text:p>
          </table:table-cell>
          <table:table-cell table:formula="of:=ROUND([.G45];0)" office:value-type="float" office:value="8" calcext:value-type="float">
            <text:p>8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SIN([.J45])" office:value-type="float" office:value="0.198669330795061" calcext:value-type="float">
            <text:p>0,198669330795061</text:p>
          </table:table-cell>
          <table:table-cell table:formula="of:=[.K45]*16" office:value-type="float" office:value="3.17870929272098" calcext:value-type="float">
            <text:p>3,17870929272098</text:p>
          </table:table-cell>
          <table:table-cell table:formula="of:=ROUND([.L45];0)" office:value-type="float" office:value="3" calcext:value-type="float">
            <text:p>3</text:p>
          </table:table-cell>
        </table:table-row>
        <table:table-row table:style-name="ro1">
          <table:table-cell table:formula="of:=[.A45]-2" office:value-type="float" office:value="232" calcext:value-type="float">
            <text:p>232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SQRT(32*[.F46]-[.F46]*[.F46])" office:value-type="float" office:value="9.32737905308882" calcext:value-type="float">
            <text:p>9,32737905308882</text:p>
          </table:table-cell>
          <table:table-cell table:formula="of:=ROUND([.G46];0)"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SIN([.J46])" office:value-type="float" office:value="0.29552020666134" calcext:value-type="float">
            <text:p>0,29552020666134</text:p>
          </table:table-cell>
          <table:table-cell table:formula="of:=[.K46]*16" office:value-type="float" office:value="4.72832330658143" calcext:value-type="float">
            <text:p>4,72832330658143</text:p>
          </table:table-cell>
          <table:table-cell table:formula="of:=ROUND([.L46];0)" office:value-type="float" office:value="5" calcext:value-type="float">
            <text:p>5</text:p>
          </table:table-cell>
        </table:table-row>
        <table:table-row table:style-name="ro1">
          <table:table-cell table:formula="of:=[.A46]-2"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SQRT(32*[.F47]-[.F47]*[.F47])" office:value-type="float" office:value="10.5830052442584" calcext:value-type="float">
            <text:p>10,5830052442584</text:p>
          </table:table-cell>
          <table:table-cell table:formula="of:=ROUND([.G47];0)" office:value-type="float" office:value="11" calcext:value-type="float">
            <text:p>11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SIN([.J47])" office:value-type="float" office:value="0.389418342308651" calcext:value-type="float">
            <text:p>0,389418342308651</text:p>
          </table:table-cell>
          <table:table-cell table:formula="of:=[.K47]*16" office:value-type="float" office:value="6.23069347693841" calcext:value-type="float">
            <text:p>6,23069347693841</text:p>
          </table:table-cell>
          <table:table-cell table:formula="of:=ROUND([.L47];0)" office:value-type="float" office:value="6" calcext:value-type="float">
            <text:p>6</text:p>
          </table:table-cell>
        </table:table-row>
        <table:table-row table:style-name="ro1">
          <table:table-cell table:formula="of:=[.A47]-2"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SQRT(32*[.F48]-[.F48]*[.F48])" office:value-type="float" office:value="11.6189500386223" calcext:value-type="float">
            <text:p>11,6189500386223</text:p>
          </table:table-cell>
          <table:table-cell table:formula="of:=ROUND([.G48];0)" office:value-type="float" office:value="12" calcext:value-type="float">
            <text:p>12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SIN([.J48])" office:value-type="float" office:value="0.479425538604203" calcext:value-type="float">
            <text:p>0,479425538604203</text:p>
          </table:table-cell>
          <table:table-cell table:formula="of:=[.K48]*16" office:value-type="float" office:value="7.67080861766725" calcext:value-type="float">
            <text:p>7,67080861766725</text:p>
          </table:table-cell>
          <table:table-cell table:formula="of:=ROUND([.L48];0)" office:value-type="float" office:value="8" calcext:value-type="float">
            <text:p>8</text:p>
          </table:table-cell>
        </table:table-row>
        <table:table-row table:style-name="ro1">
          <table:table-cell table:formula="of:=[.A48]-2"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SQRT(32*[.F49]-[.F49]*[.F49])" office:value-type="float" office:value="12.4899959967968" calcext:value-type="float">
            <text:p>12,4899959967968</text:p>
          </table:table-cell>
          <table:table-cell table:formula="of:=ROUND([.G49];0)" office:value-type="float" office:value="12" calcext:value-type="float">
            <text:p>12</text:p>
          </table:table-cell>
          <table:table-cell/>
          <table:table-cell office:value-type="float" office:value="0.6" calcext:value-type="float">
            <text:p>0,6</text:p>
          </table:table-cell>
          <table:table-cell table:formula="of:=SIN([.J49])" office:value-type="float" office:value="0.564642473395035" calcext:value-type="float">
            <text:p>0,564642473395035</text:p>
          </table:table-cell>
          <table:table-cell table:formula="of:=[.K49]*16" office:value-type="float" office:value="9.03427957432057" calcext:value-type="float">
            <text:p>9,03427957432057</text:p>
          </table:table-cell>
          <table:table-cell table:formula="of:=ROUND([.L49];0)" office:value-type="float" office:value="9" calcext:value-type="float">
            <text:p>9</text:p>
          </table:table-cell>
        </table:table-row>
        <table:table-row table:style-name="ro1">
          <table:table-cell table:formula="of:=[.A49]-2"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SQRT(32*[.F50]-[.F50]*[.F50])" office:value-type="float" office:value="13.228756555323" calcext:value-type="float">
            <text:p>13,228756555323</text:p>
          </table:table-cell>
          <table:table-cell table:formula="of:=ROUND([.G50];0)" office:value-type="float" office:value="13" calcext:value-type="float">
            <text:p>13</text:p>
          </table:table-cell>
          <table:table-cell/>
          <table:table-cell office:value-type="float" office:value="0.7" calcext:value-type="float">
            <text:p>0,7</text:p>
          </table:table-cell>
          <table:table-cell table:formula="of:=SIN([.J50])" office:value-type="float" office:value="0.644217687237691" calcext:value-type="float">
            <text:p>0,644217687237691</text:p>
          </table:table-cell>
          <table:table-cell table:formula="of:=[.K50]*16" office:value-type="float" office:value="10.3074829958031" calcext:value-type="float">
            <text:p>10,3074829958031</text:p>
          </table:table-cell>
          <table:table-cell table:formula="of:=ROUND([.L50];0)" office:value-type="float" office:value="10" calcext:value-type="float">
            <text:p>10</text:p>
          </table:table-cell>
        </table:table-row>
        <table:table-row table:style-name="ro1">
          <table:table-cell table:formula="of:=[.A50]-2"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SQRT(32*[.F51]-[.F51]*[.F51])" office:value-type="float" office:value="13.856406460551" calcext:value-type="float">
            <text:p>13,856406460551</text:p>
          </table:table-cell>
          <table:table-cell table:formula="of:=ROUND([.G51];0)" office:value-type="float" office:value="14" calcext:value-type="float">
            <text:p>14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SIN([.J51])" office:value-type="float" office:value="0.717356090899523" calcext:value-type="float">
            <text:p>0,717356090899523</text:p>
          </table:table-cell>
          <table:table-cell table:formula="of:=[.K51]*16" office:value-type="float" office:value="11.4776974543924" calcext:value-type="float">
            <text:p>11,4776974543924</text:p>
          </table:table-cell>
          <table:table-cell table:formula="of:=ROUND([.L51];0)" office:value-type="float" office:value="11" calcext:value-type="float">
            <text:p>11</text:p>
          </table:table-cell>
        </table:table-row>
        <table:table-row table:style-name="ro1">
          <table:table-cell table:formula="of:=[.A51]-2"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SQRT(32*[.F52]-[.F52]*[.F52])" office:value-type="float" office:value="14.3874945699382" calcext:value-type="float">
            <text:p>14,3874945699382</text:p>
          </table:table-cell>
          <table:table-cell table:formula="of:=ROUND([.G52];0)" office:value-type="float" office:value="14" calcext:value-type="float">
            <text:p>14</text:p>
          </table:table-cell>
          <table:table-cell/>
          <table:table-cell office:value-type="float" office:value="0.9" calcext:value-type="float">
            <text:p>0,9</text:p>
          </table:table-cell>
          <table:table-cell table:formula="of:=SIN([.J52])" office:value-type="float" office:value="0.783326909627483" calcext:value-type="float">
            <text:p>0,783326909627483</text:p>
          </table:table-cell>
          <table:table-cell table:formula="of:=[.K52]*16" office:value-type="float" office:value="12.5332305540397" calcext:value-type="float">
            <text:p>12,5332305540397</text:p>
          </table:table-cell>
          <table:table-cell table:formula="of:=ROUND([.L52];0)" office:value-type="float" office:value="13" calcext:value-type="float">
            <text:p>13</text:p>
          </table:table-cell>
        </table:table-row>
        <table:table-row table:style-name="ro1">
          <table:table-cell table:formula="of:=[.A52]-2"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SQRT(32*[.F53]-[.F53]*[.F53])" office:value-type="float" office:value="14.8323969741913" calcext:value-type="float">
            <text:p>14,8323969741913</text:p>
          </table:table-cell>
          <table:table-cell table:formula="of:=ROUND([.G53];0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formula="of:=SIN([.J53])" office:value-type="float" office:value="0.841470984807897" calcext:value-type="float">
            <text:p>0,841470984807897</text:p>
          </table:table-cell>
          <table:table-cell table:formula="of:=[.K53]*16" office:value-type="float" office:value="13.4635357569263" calcext:value-type="float">
            <text:p>13,4635357569263</text:p>
          </table:table-cell>
          <table:table-cell table:formula="of:=ROUND([.L53];0)" office:value-type="float" office:value="13" calcext:value-type="float">
            <text:p>13</text:p>
          </table:table-cell>
        </table:table-row>
        <table:table-row table:style-name="ro1">
          <table:table-cell table:formula="of:=[.A53]-2"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SQRT(32*[.F54]-[.F54]*[.F54])" office:value-type="float" office:value="15.1986841535707" calcext:value-type="float">
            <text:p>15,1986841535707</text:p>
          </table:table-cell>
          <table:table-cell table:formula="of:=ROUND([.G54];0)" office:value-type="float" office:value="15" calcext:value-type="float">
            <text:p>15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SIN([.J54])" office:value-type="float" office:value="0.891207360061435" calcext:value-type="float">
            <text:p>0,891207360061435</text:p>
          </table:table-cell>
          <table:table-cell table:formula="of:=[.K54]*16" office:value-type="float" office:value="14.259317760983" calcext:value-type="float">
            <text:p>14,259317760983</text:p>
          </table:table-cell>
          <table:table-cell table:formula="of:=ROUND([.L54];0)" office:value-type="float" office:value="14" calcext:value-type="float">
            <text:p>14</text:p>
          </table:table-cell>
        </table:table-row>
        <table:table-row table:style-name="ro1">
          <table:table-cell table:formula="of:=[.A54]-2"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SQRT(32*[.F55]-[.F55]*[.F55])" office:value-type="float" office:value="15.4919333848297" calcext:value-type="float">
            <text:p>15,4919333848297</text:p>
          </table:table-cell>
          <table:table-cell table:formula="of:=ROUND([.G55];0)" office:value-type="float" office:value="15" calcext:value-type="float">
            <text:p>15</text:p>
          </table:table-cell>
          <table:table-cell/>
          <table:table-cell office:value-type="float" office:value="1.2" calcext:value-type="float">
            <text:p>1,2</text:p>
          </table:table-cell>
          <table:table-cell table:formula="of:=SIN([.J55])" office:value-type="float" office:value="0.932039085967226" calcext:value-type="float">
            <text:p>0,932039085967226</text:p>
          </table:table-cell>
          <table:table-cell table:formula="of:=[.K55]*16" office:value-type="float" office:value="14.9126253754756" calcext:value-type="float">
            <text:p>14,9126253754756</text:p>
          </table:table-cell>
          <table:table-cell table:formula="of:=ROUND([.L55];0)" office:value-type="float" office:value="15" calcext:value-type="float">
            <text:p>15</text:p>
          </table:table-cell>
        </table:table-row>
        <table:table-row table:style-name="ro1">
          <table:table-cell table:formula="of:=[.A55]-2" office:value-type="float" office:value="212" calcext:value-type="float">
            <text:p>21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SQRT(32*[.F56]-[.F56]*[.F56])" office:value-type="float" office:value="15.7162336455017" calcext:value-type="float">
            <text:p>15,7162336455017</text:p>
          </table:table-cell>
          <table:table-cell table:formula="of:=ROUND([.G56];0)" office:value-type="float" office:value="16" calcext:value-type="float">
            <text:p>16</text:p>
          </table:table-cell>
          <table:table-cell/>
          <table:table-cell office:value-type="float" office:value="1.3" calcext:value-type="float">
            <text:p>1,3</text:p>
          </table:table-cell>
          <table:table-cell table:formula="of:=SIN([.J56])" office:value-type="float" office:value="0.963558185417193" calcext:value-type="float">
            <text:p>0,963558185417193</text:p>
          </table:table-cell>
          <table:table-cell table:formula="of:=[.K56]*16" office:value-type="float" office:value="15.4169309666751" calcext:value-type="float">
            <text:p>15,4169309666751</text:p>
          </table:table-cell>
          <table:table-cell table:formula="of:=ROUND([.L56];0)" office:value-type="float" office:value="15" calcext:value-type="float">
            <text:p>15</text:p>
          </table:table-cell>
        </table:table-row>
        <table:table-row table:style-name="ro1">
          <table:table-cell table:formula="of:=[.A56]-2"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SQRT(32*[.F57]-[.F57]*[.F57])" office:value-type="float" office:value="15.8745078663875" calcext:value-type="float">
            <text:p>15,8745078663875</text:p>
          </table:table-cell>
          <table:table-cell table:formula="of:=ROUND([.G57];0)" office:value-type="float" office:value="16" calcext:value-type="float">
            <text:p>16</text:p>
          </table:table-cell>
          <table:table-cell/>
          <table:table-cell office:value-type="float" office:value="1.4" calcext:value-type="float">
            <text:p>1,4</text:p>
          </table:table-cell>
          <table:table-cell table:formula="of:=SIN([.J57])" office:value-type="float" office:value="0.98544972998846" calcext:value-type="float">
            <text:p>0,98544972998846</text:p>
          </table:table-cell>
          <table:table-cell table:formula="of:=[.K57]*16" office:value-type="float" office:value="15.7671956798154" calcext:value-type="float">
            <text:p>15,7671956798154</text:p>
          </table:table-cell>
          <table:table-cell table:formula="of:=ROUND([.L57];0)" office:value-type="float" office:value="16" calcext:value-type="float">
            <text:p>16</text:p>
          </table:table-cell>
        </table:table-row>
        <table:table-row table:style-name="ro1">
          <table:table-cell table:formula="of:=[.A57]-2"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SQRT(32*[.F58]-[.F58]*[.F58])" office:value-type="float" office:value="15.9687194226713" calcext:value-type="float">
            <text:p>15,9687194226713</text:p>
          </table:table-cell>
          <table:table-cell table:formula="of:=ROUND([.G58];0)" office:value-type="float" office:value="16" calcext:value-type="float">
            <text:p>16</text:p>
          </table:table-cell>
          <table:table-cell/>
          <table:table-cell office:value-type="float" office:value="1.5" calcext:value-type="float">
            <text:p>1,5</text:p>
          </table:table-cell>
          <table:table-cell table:formula="of:=SIN([.J58])" office:value-type="float" office:value="0.997494986604054" calcext:value-type="float">
            <text:p>0,997494986604054</text:p>
          </table:table-cell>
          <table:table-cell table:formula="of:=[.K58]*16" office:value-type="float" office:value="15.9599197856649" calcext:value-type="float">
            <text:p>15,9599197856649</text:p>
          </table:table-cell>
          <table:table-cell table:formula="of:=ROUND([.L58];0)" office:value-type="float" office:value="16" calcext:value-type="float">
            <text:p>16</text:p>
          </table:table-cell>
        </table:table-row>
        <table:table-row table:style-name="ro1">
          <table:table-cell table:formula="of:=[.A58]-2" office:value-type="float" office:value="206" calcext:value-type="float">
            <text:p>206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SQRT(32*[.F59]-[.F59]*[.F59])" office:value-type="float" office:value="16" calcext:value-type="float">
            <text:p>16</text:p>
          </table:table-cell>
          <table:table-cell table:formula="of:=ROUND([.G59];0)" office:value-type="float" office:value="16" calcext:value-type="float">
            <text:p>16</text:p>
          </table:table-cell>
          <table:table-cell/>
          <table:table-cell office:value-type="float" office:value="1.6" calcext:value-type="float">
            <text:p>1,6</text:p>
          </table:table-cell>
          <table:table-cell table:formula="of:=SIN([.J59])" office:value-type="float" office:value="0.999573603041505" calcext:value-type="float">
            <text:p>0,999573603041505</text:p>
          </table:table-cell>
          <table:table-cell table:formula="of:=[.K59]*16" office:value-type="float" office:value="15.9931776486641" calcext:value-type="float">
            <text:p>15,9931776486641</text:p>
          </table:table-cell>
          <table:table-cell table:formula="of:=ROUND([.L59];0)" office:value-type="float" office:value="16" calcext:value-type="float">
            <text:p>16</text:p>
          </table:table-cell>
        </table:table-row>
        <table:table-row table:style-name="ro1">
          <table:table-cell table:formula="of:=[.A59]-2" office:value-type="float" office:value="204" calcext:value-type="float">
            <text:p>204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formula="of:=[.A60]-2"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formula="of:=[.A61]-2"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formula="of:=[.A62]-2" office:value-type="float" office:value="198" calcext:value-type="float">
            <text:p>198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formula="of:=[.A63]-2" office:value-type="float" office:value="196" calcext:value-type="float">
            <text:p>196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formula="of:=[.A64]-2"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65]-2" office:value-type="float" office:value="192" calcext:value-type="float">
            <text:p>192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66]-2"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67]-2"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68]-2"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69]-2"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70]-2"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formula="of:=[.A71]-2"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72]-2"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73]-2"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[.A74]-2"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75]-2" office:value-type="float" office:value="172" calcext:value-type="float">
            <text:p>172</text:p>
          </table:table-cell>
          <table:table-cell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table:formula="of:=[.A76]-2" office:value-type="float" office:value="170" calcext:value-type="float">
            <text:p>170</text:p>
          </table:table-cell>
          <table:table-cell office:value-type="float" office:value="-3" calcext:value-type="float">
            <text:p>-3</text:p>
          </table:table-cell>
          <table:table-cell table:number-columns-repeated="11"/>
        </table:table-row>
        <table:table-row table:style-name="ro1">
          <table:table-cell table:formula="of:=[.A77]-2" office:value-type="float" office:value="168" calcext:value-type="float">
            <text:p>168</text:p>
          </table:table-cell>
          <table:table-cell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table:formula="of:=[.A78]-2" office:value-type="float" office:value="166" calcext:value-type="float">
            <text:p>166</text:p>
          </table:table-cell>
          <table:table-cell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table:formula="of:=[.A79]-2" office:value-type="float" office:value="164" calcext:value-type="float">
            <text:p>164</text:p>
          </table:table-cell>
          <table:table-cell office:value-type="float" office:value="-8" calcext:value-type="float">
            <text:p>-8</text:p>
          </table:table-cell>
          <table:table-cell table:number-columns-repeated="11"/>
        </table:table-row>
        <table:table-row table:style-name="ro1">
          <table:table-cell table:formula="of:=[.A80]-2" office:value-type="float" office:value="162" calcext:value-type="float">
            <text:p>162</text:p>
          </table:table-cell>
          <table:table-cell office:value-type="float" office:value="-9" calcext:value-type="float">
            <text:p>-9</text:p>
          </table:table-cell>
          <table:table-cell table:number-columns-repeated="11"/>
        </table:table-row>
        <table:table-row table:style-name="ro1">
          <table:table-cell table:formula="of:=[.A81]-2" office:value-type="float" office:value="160" calcext:value-type="float">
            <text:p>160</text:p>
          </table:table-cell>
          <table:table-cell office:value-type="float" office:value="-10" calcext:value-type="float">
            <text:p>-10</text:p>
          </table:table-cell>
          <table:table-cell table:number-columns-repeated="11"/>
        </table:table-row>
        <table:table-row table:style-name="ro1">
          <table:table-cell table:formula="of:=[.A82]-2" office:value-type="float" office:value="158" calcext:value-type="float">
            <text:p>158</text:p>
          </table:table-cell>
          <table:table-cell office:value-type="float" office:value="-11" calcext:value-type="float">
            <text:p>-11</text:p>
          </table:table-cell>
          <table:table-cell table:number-columns-repeated="11"/>
        </table:table-row>
        <table:table-row table:style-name="ro1">
          <table:table-cell table:formula="of:=[.A83]-2" office:value-type="float" office:value="156" calcext:value-type="float">
            <text:p>156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table:formula="of:=[.A84]-2" office:value-type="float" office:value="154" calcext:value-type="float">
            <text:p>154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table:formula="of:=[.A85]-2" office:value-type="float" office:value="152" calcext:value-type="float">
            <text:p>152</text:p>
          </table:table-cell>
          <table:table-cell office:value-type="float" office:value="-14" calcext:value-type="float">
            <text:p>-14</text:p>
          </table:table-cell>
          <table:table-cell table:number-columns-repeated="11"/>
        </table:table-row>
        <table:table-row table:style-name="ro1">
          <table:table-cell table:formula="of:=[.A86]-2" office:value-type="float" office:value="150" calcext:value-type="float">
            <text:p>150</text:p>
          </table:table-cell>
          <table:table-cell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 table:formula="of:=[.A87]-2" office:value-type="float" office:value="148" calcext:value-type="float">
            <text:p>148</text:p>
          </table:table-cell>
          <table:table-cell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 table:formula="of:=[.A88]-2" office:value-type="float" office:value="146" calcext:value-type="float">
            <text:p>146</text:p>
          </table:table-cell>
          <table:table-cell office:value-type="float" office:value="-16" calcext:value-type="float">
            <text:p>-16</text:p>
          </table:table-cell>
          <table:table-cell table:number-columns-repeated="11"/>
        </table:table-row>
        <table:table-row table:style-name="ro1">
          <table:table-cell table:formula="of:=[.A89]-2"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table:number-columns-repeated="11"/>
        </table:table-row>
        <table:table-row table:style-name="ro1">
          <table:table-cell table:formula="of:=[.A90]-2" office:value-type="float" office:value="142" calcext:value-type="float">
            <text:p>142</text:p>
          </table:table-cell>
          <table:table-cell office:value-type="float" office:value="-16" calcext:value-type="float">
            <text:p>-16</text:p>
          </table:table-cell>
          <table:table-cell table:number-columns-repeated="11"/>
        </table:table-row>
        <table:table-row table:style-name="ro1">
          <table:table-cell table:formula="of:=[.A91]-2" office:value-type="float" office:value="140" calcext:value-type="float">
            <text:p>140</text:p>
          </table:table-cell>
          <table:table-cell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 table:formula="of:=[.A92]-2" office:value-type="float" office:value="138" calcext:value-type="float">
            <text:p>138</text:p>
          </table:table-cell>
          <table:table-cell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 table:formula="of:=[.A93]-2" office:value-type="float" office:value="136" calcext:value-type="float">
            <text:p>136</text:p>
          </table:table-cell>
          <table:table-cell office:value-type="float" office:value="-14" calcext:value-type="float">
            <text:p>-14</text:p>
          </table:table-cell>
          <table:table-cell table:number-columns-repeated="11"/>
        </table:table-row>
        <table:table-row table:style-name="ro1">
          <table:table-cell table:formula="of:=[.A94]-2" office:value-type="float" office:value="134" calcext:value-type="float">
            <text:p>134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table:formula="of:=[.A95]-2" office:value-type="float" office:value="132" calcext:value-type="float">
            <text:p>132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table:formula="of:=[.A96]-2" office:value-type="float" office:value="130" calcext:value-type="float">
            <text:p>130</text:p>
          </table:table-cell>
          <table:table-cell office:value-type="float" office:value="-11" calcext:value-type="float">
            <text:p>-11</text:p>
          </table:table-cell>
          <table:table-cell table:number-columns-repeated="11"/>
        </table:table-row>
        <table:table-row table:style-name="ro1">
          <table:table-cell table:formula="of:=[.A97]-2" office:value-type="float" office:value="128" calcext:value-type="float">
            <text:p>128</text:p>
          </table:table-cell>
          <table:table-cell office:value-type="float" office:value="-10" calcext:value-type="float">
            <text:p>-10</text:p>
          </table:table-cell>
          <table:table-cell table:number-columns-repeated="11"/>
        </table:table-row>
        <table:table-row table:style-name="ro1">
          <table:table-cell table:formula="of:=[.A98]-2" office:value-type="float" office:value="126" calcext:value-type="float">
            <text:p>126</text:p>
          </table:table-cell>
          <table:table-cell office:value-type="float" office:value="-9" calcext:value-type="float">
            <text:p>-9</text:p>
          </table:table-cell>
          <table:table-cell table:number-columns-repeated="11"/>
        </table:table-row>
        <table:table-row table:style-name="ro1">
          <table:table-cell table:formula="of:=[.A99]-2" office:value-type="float" office:value="124" calcext:value-type="float">
            <text:p>124</text:p>
          </table:table-cell>
          <table:table-cell office:value-type="float" office:value="-8" calcext:value-type="float">
            <text:p>-8</text:p>
          </table:table-cell>
          <table:table-cell table:number-columns-repeated="11"/>
        </table:table-row>
        <table:table-row table:style-name="ro1">
          <table:table-cell table:formula="of:=[.A100]-2" office:value-type="float" office:value="122" calcext:value-type="float">
            <text:p>122</text:p>
          </table:table-cell>
          <table:table-cell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table:formula="of:=[.A101]-2" office:value-type="float" office:value="120" calcext:value-type="float">
            <text:p>120</text:p>
          </table:table-cell>
          <table:table-cell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table:formula="of:=[.A102]-2" office:value-type="float" office:value="118" calcext:value-type="float">
            <text:p>118</text:p>
          </table:table-cell>
          <table:table-cell office:value-type="float" office:value="-3" calcext:value-type="float">
            <text:p>-3</text:p>
          </table:table-cell>
          <table:table-cell table:number-columns-repeated="11"/>
        </table:table-row>
        <table:table-row table:style-name="ro1">
          <table:table-cell table:formula="of:=[.A103]-2"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table:formula="of:=[.A104]-2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105]-2"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[.A106]-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107]-2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108]-2"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formula="of:=[.A109]-2"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110]-2"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111]-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112]-2"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113]-2"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114]-2"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115]-2"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formula="of:=[.A116]-2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formula="of:=[.A117]-2"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formula="of:=[.A118]-2"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formula="of:=[.A119]-2"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formula="of:=[.A120]-2"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formula="of:=[.A121]-2"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formula="of:=[.A122]-2"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123]-2"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124]-2"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125]-2"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126]-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127]-2"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128]-2"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formula="of:=[.A129]-2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130]-2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131]-2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[.A132]-2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133]-2" office:value-type="float" office:value="56" calcext:value-type="float">
            <text:p>56</text:p>
          </table:table-cell>
          <table:table-cell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table:formula="of:=[.A134]-2" office:value-type="float" office:value="54" calcext:value-type="float">
            <text:p>54</text:p>
          </table:table-cell>
          <table:table-cell office:value-type="float" office:value="-3" calcext:value-type="float">
            <text:p>-3</text:p>
          </table:table-cell>
          <table:table-cell table:number-columns-repeated="11"/>
        </table:table-row>
        <table:table-row table:style-name="ro1">
          <table:table-cell table:formula="of:=[.A135]-2"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table:formula="of:=[.A136]-2" office:value-type="float" office:value="50" calcext:value-type="float">
            <text:p>50</text:p>
          </table:table-cell>
          <table:table-cell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table:formula="of:=[.A137]-2" office:value-type="float" office:value="48" calcext:value-type="float">
            <text:p>48</text:p>
          </table:table-cell>
          <table:table-cell office:value-type="float" office:value="-8" calcext:value-type="float">
            <text:p>-8</text:p>
          </table:table-cell>
          <table:table-cell table:number-columns-repeated="11"/>
        </table:table-row>
        <table:table-row table:style-name="ro1">
          <table:table-cell table:formula="of:=[.A138]-2" office:value-type="float" office:value="46" calcext:value-type="float">
            <text:p>46</text:p>
          </table:table-cell>
          <table:table-cell office:value-type="float" office:value="-9" calcext:value-type="float">
            <text:p>-9</text:p>
          </table:table-cell>
          <table:table-cell table:number-columns-repeated="11"/>
        </table:table-row>
        <table:table-row table:style-name="ro1">
          <table:table-cell table:formula="of:=[.A139]-2" office:value-type="float" office:value="44" calcext:value-type="float">
            <text:p>44</text:p>
          </table:table-cell>
          <table:table-cell office:value-type="float" office:value="-10" calcext:value-type="float">
            <text:p>-10</text:p>
          </table:table-cell>
          <table:table-cell table:number-columns-repeated="11"/>
        </table:table-row>
        <table:table-row table:style-name="ro1">
          <table:table-cell table:formula="of:=[.A140]-2" office:value-type="float" office:value="42" calcext:value-type="float">
            <text:p>42</text:p>
          </table:table-cell>
          <table:table-cell office:value-type="float" office:value="-11" calcext:value-type="float">
            <text:p>-11</text:p>
          </table:table-cell>
          <table:table-cell table:number-columns-repeated="11"/>
        </table:table-row>
        <table:table-row table:style-name="ro1">
          <table:table-cell table:formula="of:=[.A141]-2" office:value-type="float" office:value="40" calcext:value-type="float">
            <text:p>40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table:formula="of:=[.A142]-2" office:value-type="float" office:value="38" calcext:value-type="float">
            <text:p>38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table:formula="of:=[.A143]-2" office:value-type="float" office:value="36" calcext:value-type="float">
            <text:p>36</text:p>
          </table:table-cell>
          <table:table-cell office:value-type="float" office:value="-14" calcext:value-type="float">
            <text:p>-14</text:p>
          </table:table-cell>
          <table:table-cell table:number-columns-repeated="11"/>
        </table:table-row>
        <table:table-row table:style-name="ro1">
          <table:table-cell table:formula="of:=[.A144]-2" office:value-type="float" office:value="34" calcext:value-type="float">
            <text:p>34</text:p>
          </table:table-cell>
          <table:table-cell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 table:formula="of:=[.A145]-2" office:value-type="float" office:value="32" calcext:value-type="float">
            <text:p>32</text:p>
          </table:table-cell>
          <table:table-cell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 table:formula="of:=[.A146]-2" office:value-type="float" office:value="30" calcext:value-type="float">
            <text:p>30</text:p>
          </table:table-cell>
          <table:table-cell office:value-type="float" office:value="-16" calcext:value-type="float">
            <text:p>-16</text:p>
          </table:table-cell>
          <table:table-cell table:number-columns-repeated="11"/>
        </table:table-row>
        <table:table-row table:style-name="ro1">
          <table:table-cell table:formula="of:=[.A147]-2" office:value-type="float" office:value="28" calcext:value-type="float">
            <text:p>28</text:p>
          </table:table-cell>
          <table:table-cell office:value-type="float" office:value="-16" calcext:value-type="float">
            <text:p>-16</text:p>
          </table:table-cell>
          <table:table-cell table:number-columns-repeated="11"/>
        </table:table-row>
        <table:table-row table:style-name="ro1">
          <table:table-cell table:formula="of:=[.A148]-2" office:value-type="float" office:value="26" calcext:value-type="float">
            <text:p>26</text:p>
          </table:table-cell>
          <table:table-cell office:value-type="float" office:value="-16" calcext:value-type="float">
            <text:p>-16</text:p>
          </table:table-cell>
          <table:table-cell table:number-columns-repeated="11"/>
        </table:table-row>
        <table:table-row table:style-name="ro1">
          <table:table-cell table:formula="of:=[.A149]-2"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 table:formula="of:=[.A150]-2" office:value-type="float" office:value="22" calcext:value-type="float">
            <text:p>22</text:p>
          </table:table-cell>
          <table:table-cell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 table:formula="of:=[.A151]-2" office:value-type="float" office:value="20" calcext:value-type="float">
            <text:p>20</text:p>
          </table:table-cell>
          <table:table-cell office:value-type="float" office:value="-14" calcext:value-type="float">
            <text:p>-14</text:p>
          </table:table-cell>
          <table:table-cell table:number-columns-repeated="11"/>
        </table:table-row>
        <table:table-row table:style-name="ro1">
          <table:table-cell table:formula="of:=[.A152]-2" office:value-type="float" office:value="18" calcext:value-type="float">
            <text:p>18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table:formula="of:=[.A153]-2" office:value-type="float" office:value="16" calcext:value-type="float">
            <text:p>16</text:p>
          </table:table-cell>
          <table:table-cell office:value-type="float" office:value="-13" calcext:value-type="float">
            <text:p>-13</text:p>
          </table:table-cell>
          <table:table-cell table:number-columns-repeated="11"/>
        </table:table-row>
        <table:table-row table:style-name="ro1">
          <table:table-cell table:formula="of:=[.A154]-2" office:value-type="float" office:value="14" calcext:value-type="float">
            <text:p>14</text:p>
          </table:table-cell>
          <table:table-cell office:value-type="float" office:value="-11" calcext:value-type="float">
            <text:p>-11</text:p>
          </table:table-cell>
          <table:table-cell table:number-columns-repeated="11"/>
        </table:table-row>
        <table:table-row table:style-name="ro1">
          <table:table-cell table:formula="of:=[.A155]-2"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table:number-columns-repeated="11"/>
        </table:table-row>
        <table:table-row table:style-name="ro1">
          <table:table-cell table:formula="of:=[.A156]-2"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table:number-columns-repeated="11"/>
        </table:table-row>
        <table:table-row table:style-name="ro1">
          <table:table-cell table:formula="of:=[.A157]-2"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number-columns-repeated="11"/>
        </table:table-row>
        <table:table-row table:style-name="ro1">
          <table:table-cell table:formula="of:=[.A158]-2"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table:formula="of:=[.A159]-2"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 table:formula="of:=[.A160]-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11"/>
        </table:table-row>
        <table:table-row table:style-name="ro1">
          <table:table-cell table:formula="of:=[.A161]-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/>
        </table:table-row>
        <table:table-row table:style-name="ro1">
          <table:table-cell table:formula="of:=[.A162]-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163]-2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[.A164]-2"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165]-2"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166]-2"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formula="of:=[.A167]-2"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168]-2"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169]-2" office:value-type="float" office:value="-16" calcext:value-type="float">
            <text:p>-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170]-2"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171]-2" office:value-type="float" office:value="-20" calcext:value-type="float">
            <text:p>-20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172]-2"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173]-2" office:value-type="float" office:value="-24" calcext:value-type="float">
            <text:p>-24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formula="of:=[.A174]-2" office:value-type="float" office:value="-26" calcext:value-type="float">
            <text:p>-26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formula="of:=[.A175]-2" office:value-type="float" office:value="-28" calcext:value-type="float">
            <text:p>-28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formula="of:=[.A176]-2" office:value-type="float" office:value="-30" calcext:value-type="float">
            <text:p>-30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formula="of:=[.A177]-2" office:value-type="float" office:value="-32" calcext:value-type="float">
            <text:p>-32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formula="of:=[.A178]-2" office:value-type="float" office:value="-34" calcext:value-type="float">
            <text:p>-34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formula="of:=[.A179]-2" office:value-type="float" office:value="-36" calcext:value-type="float">
            <text:p>-36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formula="of:=[.A180]-2" office:value-type="float" office:value="-38" calcext:value-type="float">
            <text:p>-38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181]-2" office:value-type="float" office:value="-40" calcext:value-type="float">
            <text:p>-40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182]-2" office:value-type="float" office:value="-42" calcext:value-type="float">
            <text:p>-42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183]-2" office:value-type="float" office:value="-44" calcext:value-type="float">
            <text:p>-4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184]-2" office:value-type="float" office:value="-46" calcext:value-type="float">
            <text:p>-4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185]-2" office:value-type="float" office:value="-48" calcext:value-type="float">
            <text:p>-48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186]-2" office:value-type="float" office:value="-50" calcext:value-type="float">
            <text:p>-50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formula="of:=[.A187]-2" office:value-type="float" office:value="-52" calcext:value-type="float">
            <text:p>-52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188]-2" office:value-type="float" office:value="-54" calcext:value-type="float">
            <text:p>-5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189]-2" office:value-type="float" office:value="-56" calcext:value-type="float">
            <text:p>-5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[.A190]-2" office:value-type="float" office:value="-58" calcext:value-type="float">
            <text:p>-5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.00.0000</text:date>, <text:time style:data-style-name="N2" text:time-value="13:58:53.4146506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1-22T15:11:53.660404643</dc:date>
    <meta:editing-duration>PT5H1M9S</meta:editing-duration>
    <meta:editing-cycles>14</meta:editing-cycles>
    <meta:generator>LibreOffice/7.6.4.1$MacOSX_X86_64 LibreOffice_project/e19e193f88cd6c0525a17fb7a176ed8e6a3e2aa1</meta:generator>
    <meta:document-statistic meta:table-count="1" meta:cell-count="49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2:Sheet1.B191" svg:x="0.985cm" svg:y="0.314cm" svg:width="47.319cm" svg:height="15.083cm">
          <chart:coordinate-region svg:x="1.326cm" svg:y="0.515cm" svg:width="46.694cm" svg:height="14.6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91" chart:class="chart:scatter">
            <chart:domain table:cell-range-address="Sheet1.A2:Sheet1.A191"/>
            <chart:data-point chart:repeated="1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0">
                <text:p>320</text:p>
                <draw:g>
                  <svg:desc>Sheet1.A2:Sheet1.A191</svg:desc>
                </draw:g>
              </table:table-cell>
              <table:table-cell office:value-type="float" office:value="16">
                <text:p>16</text:p>
                <draw:g>
                  <svg:desc>Sheet1.B2:Sheet1.B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8">
                <text:p>3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">
                <text:p>3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4">
                <text:p>3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2">
                <text:p>3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0">
                <text:p>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">
                <text:p>3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">
                <text:p>3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">
                <text:p>3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6">
                <text:p>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4">
                <text:p>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2">
                <text:p>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0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">
                <text:p>2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">
                <text:p>28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2">
                <text:p>28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">
                <text:p>28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8">
                <text:p>27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">
                <text:p>27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4">
                <text:p>27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2">
                <text:p>27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">
                <text:p>27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8">
                <text:p>26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6">
                <text:p>26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">
                <text:p>26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">
                <text:p>2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8">
                <text:p>25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4">
                <text:p>25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2">
                <text:p>25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">
                <text:p>2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8">
                <text:p>24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">
                <text:p>24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4">
                <text:p>24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2">
                <text:p>24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">
                <text:p>24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8">
                <text:p>23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4">
                <text:p>23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2">
                <text:p>2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8">
                <text:p>2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6">
                <text:p>2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4">
                <text:p>2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2">
                <text:p>2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0">
                <text:p>2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8">
                <text:p>2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">
                <text:p>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4">
                <text:p>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2">
                <text:p>2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0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6">
                <text:p>2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4">
                <text:p>2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2">
                <text:p>2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">
                <text:p>2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">
                <text:p>1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">
                <text:p>1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4">
                <text:p>1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0">
                <text:p>1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8">
                <text:p>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6">
                <text:p>1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4">
                <text:p>1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">
                <text:p>1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8">
                <text:p>1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6">
                <text:p>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2">
                <text:p>1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0">
                <text:p>17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">
                <text:p>16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6">
                <text:p>16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4">
                <text:p>16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">
                <text:p>16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6">
                <text:p>15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4">
                <text:p>15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2">
                <text:p>15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0">
                <text:p>15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8">
                <text:p>14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">
                <text:p>14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4">
                <text:p>14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2">
                <text:p>14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0">
                <text:p>14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">
                <text:p>13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6">
                <text:p>13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">
                <text:p>13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2">
                <text:p>13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">
                <text:p>13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">
                <text:p>1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">
                <text:p>12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">
                <text:p>12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2">
                <text:p>12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0">
                <text:p>12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8">
                <text:p>11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6">
                <text:p>1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4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4">
                <text:p>1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2">
                <text:p>1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8">
                <text:p>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6">
                <text:p>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">
                <text:p>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2">
                <text:p>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">
                <text:p>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2">
                <text:p>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6">
                <text:p>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">
                <text:p>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">
                <text:p>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">
                <text:p>5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">
                <text:p>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">
                <text:p>5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">
                <text:p>5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">
                <text:p>4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">
                <text:p>4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">
                <text:p>4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">
                <text:p>4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">
                <text:p>3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">
                <text:p>3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">
                <text:p>3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">
                <text:p>3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">
                <text:p>2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">
                <text:p>2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">
                <text:p>2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">
                <text:p>2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">
                <text:p>2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">
                <text:p>1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">
                <text:p>1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">
                <text:p>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">
                <text:p>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">
                <text:p>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0">
                <text:p>-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2">
                <text:p>-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4">
                <text:p>-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6">
                <text:p>-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8">
                <text:p>-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0">
                <text:p>-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2">
                <text:p>-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4">
                <text:p>-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6">
                <text:p>-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8">
                <text:p>-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0">
                <text:p>-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2">
                <text:p>-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4">
                <text:p>-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6">
                <text:p>-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8">
                <text:p>-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0">
                <text:p>-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2">
                <text:p>-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4">
                <text:p>-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6">
                <text:p>-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8">
                <text:p>-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0">
                <text:p>-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2">
                <text:p>-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54">
                <text:p>-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6">
                <text:p>-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8">
                <text:p>-5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